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fo:font-variant="normal" fo:text-transform="none" fo:color="#fffff0" style:font-name="Nunito Sans" fo:font-size="7.30000019073486pt" fo:letter-spacing="normal" fo:font-style="normal" fo:font-weight="bold"/>
    </style:style>
    <style:style style:name="T2" style:family="text">
      <style:text-properties fo:font-variant="normal" fo:text-transform="none" fo:color="#fffff0" style:font-name="Nunito Sans" fo:font-size="7.30000019073486pt" fo:letter-spacing="normal" fo:font-style="normal" fo:font-weight="normal"/>
    </style:style>
    <style:style style:name="T3" style:family="text">
      <style:text-properties fo:font-variant="normal" fo:text-transform="none" fo:color="#484848" style:font-name="Nunito Sans" fo:font-size="7.30000019073486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Use neon colors sparingly.</text:span> While the use of neon colors can feel hip, they are often hard on a user’s eyes.</text:p>
      <text:p text:style-name="Standard"><text:span text:style-name="Strong_20_Emphasis">Avoid vibrating colors.</text:span> Vibrating colors result from pairing two colors with high saturation together that may be complementary to one another. It creates a glowing or moving effect, which also can be hard on one’s eyes.</text:p>
      <text:p text:style-name="Standard">For example, the red and green pairing that is common with Christmas cards is very glaring when presented on a screen. See the example to the right to notice how intense and distracting this pairing feels.</text:p>
      <text:p text:style-name="Standard"><text:span text:style-name="Strong_20_Emphasis">Use backdrops to separate vibrating colors.</text:span> In the example, the white backdrop behind the green card reduces the space where the contrasting colors (red and green) are directly next to each other, but the overall effect is still too intense for most websites.</text:p>
      <text:p text:style-name="Standard"><text:span text:style-name="Strong_20_Emphasis">Avoid color combinations with insufficient contrast</text:span>, including:</text:p>
      <text:list xml:id="list1830743749" text:style-name="L1">
        <text:list-item>
          <text:p text:style-name="P1">Bright colors on top of bright colors</text:p>
        </text:list-item>
        <text:list-item>
          <text:p text:style-name="P1">Light colors on top of light colors</text:p>
        </text:list-item>
        <text:list-item>
          <text:p text:style-name="P1">Dark colors on top of dark colors</text:p>
        </text:list-item>
      </text:list>
      <text:p text:style-name="Standard">Even if there’s enough contrast in these pairings for the different colors to be legible, they likely won’t create enough contrast to attract the user’s attention.</text:p>
      <text:p text:style-name="Standard">Remember that <text:span text:style-name="Strong_20_Emphasis">most users skim websites!</text:span> They are not reading every word and checking every menu—you need to guide the user to the most important content with good color choices.</text:p>
      <text:p text:style-name="Standard"/>
      <text:list xml:id="list2669916428" text:style-name="L2">
        <text:list-item>
          <text:p text:style-name="P2">Using the color wheel as a basis for selecting colors</text:p>
        </text:list-item>
        <text:list-item>
          <text:p text:style-name="P2">Using a color scheme approach that promotes harmony</text:p>
        </text:list-item>
        <text:list-item>
          <text:p text:style-name="P2">Using colors that fit the context and emotion you are trying to display to users</text:p>
        </text:list-item>
        <text:list-item>
          <text:p text:style-name="P2">Using contrast to enhance the legibility of elements on the page</text:p>
        </text:list-item>
        <text:list-item>
          <text:p text:style-name="P2">Using shades and tints of a color to create flexibility</text:p>
        </text:list-item>
        <text:list-item>
          <text:p text:style-name="P2">Avoiding combinations that can cause issues for users</text:p>
        </text:list-item>
      </text:list>
      <text:p text:style-name="Standard"/>
      <text:p text:style-name="Standard"/>
      <text:p text:style-name="Standard">The hover state typically features a shade or tint of the accent color used for the buttons. This helps a user comprehend that something is happening as they scroll over top of an action.</text:p>
      <text:p text:style-name="Standard">As a designer, you must also consider how to communicate to your users that a button has been disabled and is no longer actionable. The disabled state implies that the button cannot be clicked, either because it’s not an active button or the user must complete steps prior to the button activating.</text:p>
      <text:p text:style-name="Standard"/>
      <text:p text:style-name="Standard"/>
      <text:p text:style-name="Standard">Semantic colors</text:p>
      <text:p text:style-name="Standard">Red is also used to provide more emphasis for delete buttons. If the user wishes or is required to delete something, it should be abundantly clear that the delete action is different from a normal action.</text:p>
      <text:p text:style-name="Standard">On the other hand, when a user achieves their goal without issue or does something right, you should reward them! A good way to do that is through the use of green as a success message. Green is also often used for actions that entice the user to submit, move forward, or go.</text:p>
      <text:p text:style-name="Standard">Not all errors are caused by the user. Sometimes, the code just breaks! If an error occurs on the website and we need to notify the user, we should consider selecting a color that indicates the issue level and one that does not conflict with our action colors. A typical color for these warning situations is yellow.</text:p>
      <text:p text:style-name="Standard"/>
      <text:p text:style-name="Standard"/>
      <text:p text:style-name="Standard">Neutral Colors</text:p>
      <text:p text:style-name="Standard">It’s important to consider how contrast will also be affected when using different colors for backgrounds and text.</text:p>
      <text:p text:style-name="Standard">Neutral colors, or hues with low lightness and/or saturation, make for good base colors as it allows you to add flourishes to the parts of the site where you want to direct the user’s attention.</text:p>
      <text:p text:style-name="Standard">For example, similar to using a dark gray with white text, you can use a darker shade of a color with light colored text. Using a medium shade or tint of a color can be difficult to achieve the same result, as the contrast is lower.</text:p>
      <text:p text:style-name="Standard"/>
      <text:p text:style-name="Standard"/>
      <text:p text:style-name="Standard">users can experience different types of color blindness:</text:p>
      <text:list xml:id="list2322930345" text:style-name="L3">
        <text:list-item>
          <text:p text:style-name="P3"><text:span text:style-name="Strong_20_Emphasis">red-green</text:span>, where users have a difficult time differentiating between the red and green colors.</text:p>
        </text:list-item>
        <text:list-item>
          <text:p text:style-name="P3"><text:soft-page-break/><text:span text:style-name="Strong_20_Emphasis">blue-yellow</text:span>, where the blues tend to appear greener</text:p>
        </text:list-item>
        <text:list-item>
          <text:p text:style-name="P3"><text:span text:style-name="Strong_20_Emphasis">monochromatic</text:span>, when users can’t see color at all.</text:p>
        </text:list-item>
      </text:list>
      <text:p text:style-name="Standard"/>
      <text:p text:style-name="Standard">Remember, the keys to designing for UI:</text:p>
      <text:list xml:id="list3748409786" text:style-name="L4">
        <text:list-item>
          <text:p text:style-name="P4">Select a dominant brand color and supporting accent colors</text:p>
        </text:list-item>
        <text:list-item>
          <text:p text:style-name="P4">Use contrast to define sections and differentiate actions</text:p>
        </text:list-item>
        <text:list-item>
          <text:p text:style-name="P4">Use semantic colors for error and success messages</text:p>
        </text:list-item>
        <text:list-item>
          <text:p text:style-name="P4">Incorporate default colors for text and backgrounds where needed</text:p>
        </text:list-item>
        <text:list-item>
          <text:p text:style-name="P4">Neutral colors can provide good contrast</text:p>
        </text:list-item>
        <text:list-item>
          <text:p text:style-name="P4">Keep users in mind when selecting colo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19-04-25T16:57:39.516000000</dc:date>
    <meta:editing-duration>PT1H20M49S</meta:editing-duration>
    <meta:editing-cycles>8</meta:editing-cycles>
    <meta:document-statistic meta:table-count="0" meta:image-count="0" meta:object-count="0" meta:page-count="2" meta:paragraph-count="37" meta:word-count="728" meta:character-count="4120" meta:non-whitespace-character-count="3448"/>
  </office:meta>
</office:document-meta>
</file>